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ActivityGeneratorMessages.errUndeclaredExtension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ActivityGeneratorMessages.errMissingExtensionActivity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